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Heading_20_1">
      <style:text-properties style:font-name="Ubuntu1" fo:font-size="20pt" style:font-size-asian="20pt" style:font-size-complex="20pt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c0c0c0"/>
    </style:style>
    <style:style style:name="T2" style:family="text">
      <style:text-properties fo:color="#c0c0c0"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</office:automatic-styles>
  <office:body>
    <office:text>
      <text:tracked-changes text:track-changes="false">
        <text:changed-region xml:id="ct58040000" text:id="ct58040000">
          <text:insertion>
            <office:change-info>
              <dc:creator>Unknown Author</dc:creator>
              <dc:date>2014-05-27T22:11:00</dc:date>
            </office:change-info>
          </text:insertion>
        </text:changed-region>
        <text:changed-region xml:id="ct58043248" text:id="ct58043248">
          <text:insertion>
            <office:change-info>
              <dc:creator>mle </dc:creator>
              <dc:date>2012-09-11T09:26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draw:style-name="fr1" draw:name="Frame1" text:anchor-type="paragraph" svg:x="6.0783in" svg:y="-0.3661in" svg:width="0.8783in" draw:z-index="0"><draw:text-box fo:min-height="0.8083in"><text:p text:style-name="P1">tex<office:annotation><dc:creator>Unknown Author</dc:creator><dc:date>2014-05-27T22:20:01</dc:date><text:p><text:span text:style-name="T3">do text</text:span></text:p><text:p>from document(at=objecticon)</text:p></office:annotation>t</text:p></draw:text-box></draw:frame><text:change-start text:change-id="ct58040000"/><text:span text:style-name="T1">objectname</text:span><text:change-end text:change-id="ct58040000"/><text:span text:style-name="T1"> </text:span><text:span text:style-name="T2">|</text:span> <text:change-start text:change-id="ct58043248"/>object<text:change-end text:change-id="ct58043248"/></text:h>
      <text:p text:style-name="Standard"/>
      <text:p text:style-name="Standard">attribut<office:annotation><dc:creator>mle </dc:creator><dc:date>2013-03-21T15:02:51</dc:date><text:p text:style-name="P3"><text:span text:style-name="T4">do text</text:span></text:p><text:p text:style-name="P3"><text:span text:style-name="T4">from xhtml(attributeshtml)</text:span></text:p></office:annotation>es</text:p>
      <text:p text:style-name="Standard"/>
      <text:p text:style-name="Standard">ima<office:annotation><dc:creator>mle </dc:creator><dc:date>2012-09-14T15:30:45</dc:date><text:p><text:span text:style-name="T3">do text</text:span></text:p><text:p>from document(at=object.get_map_image_path())</text:p></office:annotation>ge</text:p>
      <text:p text:style-name="Standard"/>
      <text:p text:style-name="Standard">pro<office:annotation><dc:creator>mle </dc:creator><dc:date>2013-08-15T09:55:44</dc:date><text:p text:style-name="P3"><text:span text:style-name="T3">do text</text:span></text:p><text:p text:style-name="P3"><text:span text:style-name="T3">from document(at=object.get_elevation_chart_path())</text:span></text:p><text:p text:style-name="P3"><text:span text:style-name="T3"/></text:p></office:annotation>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58009888" text:id="ct58009888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><dc:creator>mle </dc:creator><dc:date>2012-10-04T10:50:26</dc:date><text:p>do text</text:p><text:p>from document(at=MEDIA_ROOT + 'upload/logo-header.png')</text:p></office:annotation>o<text:tab/><text:change-start text:change-id="ct58009888"/>datetime<text:change-end text:change-id="ct58009888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4-05-28T10:58:48</dc:date>
    <meta:editing-duration>PT4H5M18S</meta:editing-duration>
    <meta:editing-cycles>69</meta:editing-cycles>
    <meta:generator>LibreOffice/3.5$Linux_X86_64 LibreOffice_project/350m1$Build-2</meta:generator>
    <dc:creator>mle </dc:creator>
    <meta:document-statistic meta:table-count="0" meta:image-count="0" meta:object-count="0" meta:page-count="1" meta:paragraph-count="6" meta:word-count="19" meta:character-count="63" meta:non-whitespace-character-count="60"/>
  </office:meta>
</office:document-meta>
</file>